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XXX_PROF_A_XXX XXX_NOMBRE_XXX XXX_APELLIDO_XXX </text:span></text:p>
      <text:p text:style-name="P34"><text:span text:style-name="T20">DEL XXX_FECHA_INICIO_XXX al XXX_FECHA_FIN_XXX </text:span></text:p>
      <text:p text:style-name="P29"><text:hidden-paragraph text:condition="ooow:[Contratos.DATOS.es_lapso]!=&quot;si&quot;" text:is-hidden="true"/></text:p>
      <text:p text:style-name="P51">dedicación: XXX_DEDICACION_XXX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XXX_ACT_DOC_XXX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XXX_ACT_INV_XXX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XXX_ACT_EXT_XXX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XXX_HORARIO_XXX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0:04:59.836925142</dc:date>
    <meta:print-date>2013-11-19T15:12:00</meta:print-date>
    <meta:editing-cycles>132</meta:editing-cycles>
    <meta:editing-duration>P1DT3H48M36S</meta:editing-duration>
    <meta:generator>LibreOffice/6.0.7.3$Linux_X86_64 LibreOffice_project/00m0$Build-3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